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66mm"/>
    </style:style>
    <style:style style:name="co2" style:family="table-column">
      <style:table-column-properties fo:break-before="auto" style:column-width="55.05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53.2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55.32mm"/>
    </style:style>
    <style:style style:name="co7" style:family="table-column">
      <style:table-column-properties fo:break-before="auto" style:column-width="65.93mm"/>
    </style:style>
    <style:style style:name="co8" style:family="table-column">
      <style:table-column-properties fo:break-before="auto" style:column-width="75.21mm"/>
    </style:style>
    <style:style style:name="co9" style:family="table-column">
      <style:table-column-properties fo:break-before="auto" style:column-width="58.77mm"/>
    </style:style>
    <style:style style:name="co10" style:family="table-column">
      <style:table-column-properties fo:break-before="auto" style:column-width="44.17mm"/>
    </style:style>
    <style:style style:name="co11" style:family="table-column">
      <style:table-column-properties fo:break-before="auto" style:column-width="54.26mm"/>
    </style:style>
    <style:style style:name="co12" style:family="table-column">
      <style:table-column-properties fo:break-before="auto" style:column-width="38.86mm"/>
    </style:style>
    <style:style style:name="co13" style:family="table-column">
      <style:table-column-properties fo:break-before="auto" style:column-width="27.99mm"/>
    </style:style>
    <style:style style:name="co14" style:family="table-column">
      <style:table-column-properties fo:break-before="auto" style:column-width="28.2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73mm" fo:break-before="auto" style:use-optimal-row-height="true"/>
    </style:style>
    <style:style style:name="ro8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6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6" table:default-cell-style-name="ce2"/>
        <table:table-row table:style-name="ro1">
          <table:table-cell table:style-name="ce1" office:value-type="string" calcext:value-type="string">
            <text:p>TradingView.com Stock Screener, All columns, <text:s/>AAPL as of DAY 2021010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商品代码</text:p>
          </table:table-cell>
          <table:table-cell table:style-name="ce3" office:value-type="string" calcext:value-type="string">
            <text:p>最新价</text:p>
          </table:table-cell>
          <table:table-cell table:style-name="ce3" office:value-type="string" calcext:value-type="string">
            <text:p>市场价值</text:p>
          </table:table-cell>
          <table:table-cell table:style-name="ce3" office:value-type="string" calcext:value-type="string">
            <text:p>评级</text:p>
          </table:table-cell>
          <table:table-cell table:style-name="ce3" office:value-type="string" calcext:value-type="string">
            <text:p>交易所</text:p>
          </table:table-cell>
          <table:table-cell office:value-type="string" calcext:value-type="string">
            <text:p>行业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Ticker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arket Capitalization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Exchange</text:p>
          </table:table-cell>
          <table:table-cell office:value-type="string" calcext:value-type="string">
            <text:p>Industr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AAPL</text:p>
          </table:table-cell>
          <table:table-cell office:value-type="float" office:value="132.69" calcext:value-type="float">
            <text:p>132.69</text:p>
          </table:table-cell>
          <table:table-cell office:value-type="float" office:value="2255968842000" calcext:value-type="float">
            <text:p>225596884200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Telecommunications Equipmen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AAPL</text:p>
          </table:table-cell>
          <table:table-cell office:value-type="float" office:value="132.69" calcext:value-type="float">
            <text:p>132.69</text:p>
          </table:table-cell>
          <table:table-cell office:value-type="float" office:value="2255968842000" calcext:value-type="float">
            <text:p>2255968842000</text:p>
          </table:table-cell>
          <table:table-cell office:value-type="string" calcext:value-type="string">
            <text:p>买入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电信设备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股本回报率 (TTM)</text:p>
          </table:table-cell>
          <table:table-cell table:style-name="ce3" office:value-type="string" calcext:value-type="string">
            <text:p>资产回报率(TTM)</text:p>
          </table:table-cell>
          <table:table-cell office:value-type="string" calcext:value-type="string">
            <text:p>企业价值(MRQ)</text:p>
          </table:table-cell>
          <table:table-cell office:value-type="string" calcext:value-type="string">
            <text:p>企业价值/EBITDA，(TTM)</text:p>
          </table:table-cell>
          <table:table-cell office:value-type="string" calcext:value-type="string">
            <text:p>市盈率(TTM)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turn on Equity (TTM)</text:p>
          </table:table-cell>
          <table:table-cell table:style-name="ce3" office:value-type="string" calcext:value-type="string">
            <text:p>Return on Assets (TTM)</text:p>
          </table:table-cell>
          <table:table-cell office:value-type="string" calcext:value-type="string">
            <text:p>Enterprise Value (MRQ)</text:p>
          </table:table-cell>
          <table:table-cell office:value-type="string" calcext:value-type="string">
            <text:p>Enterprise Value/EBITDA (TTM)</text:p>
          </table:table-cell>
          <table:table-cell office:value-type="string" calcext:value-type="string">
            <text:p>Price to Earnings Ratio (TTM)</text:p>
          </table:table-cell>
          <table:table-cell table:number-columns-repeated="1019"/>
        </table:table-row>
        <table:table-row table:style-name="ro2">
          <table:table-cell office:value-type="float" office:value="73.68556155" calcext:value-type="float">
            <text:p>73.68556155</text:p>
          </table:table-cell>
          <table:table-cell office:value-type="float" office:value="17.33413446" calcext:value-type="float">
            <text:p>17.33413446</text:p>
          </table:table-cell>
          <table:table-cell office:value-type="float" office:value="1968860000000" calcext:value-type="float">
            <text:p>1968860000000</text:p>
          </table:table-cell>
          <table:table-cell office:value-type="float" office:value="26.0513" calcext:value-type="float">
            <text:p>26.0513</text:p>
          </table:table-cell>
          <table:table-cell office:value-type="float" office:value="40.93302314" calcext:value-type="float">
            <text:p>40.93302314</text:p>
          </table:table-cell>
          <table:table-cell table:number-columns-repeated="1019"/>
        </table:table-row>
        <table:table-row table:style-name="ro2">
          <table:table-cell office:value-type="float" office:value="73.68556155" calcext:value-type="float">
            <text:p>73.68556155</text:p>
          </table:table-cell>
          <table:table-cell office:value-type="float" office:value="17.33413446" calcext:value-type="float">
            <text:p>17.33413446</text:p>
          </table:table-cell>
          <table:table-cell office:value-type="float" office:value="1968860000000" calcext:value-type="float">
            <text:p>1968860000000</text:p>
          </table:table-cell>
          <table:table-cell office:value-type="float" office:value="26.0513" calcext:value-type="float">
            <text:p>26.0513</text:p>
          </table:table-cell>
          <table:table-cell office:value-type="float" office:value="40.93302314" calcext:value-type="float">
            <text:p>40.9330231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市销率(FY)</text:p>
          </table:table-cell>
          <table:table-cell office:value-type="string" calcext:value-type="string">
            <text:p>成交量</text:p>
          </table:table-cell>
          <table:table-cell office:value-type="string" calcext:value-type="string">
            <text:p>流通股</text:p>
          </table:table-cell>
          <table:table-cell office:value-type="string" calcext:value-type="string">
            <text:p>相对成交量(Relative Vol)</text:p>
          </table:table-cell>
          <table:table-cell office:value-type="string" calcext:value-type="string">
            <text:p>营业利润率(TTM)</text:p>
          </table:table-cell>
          <table:table-cell office:value-type="string" calcext:value-type="string">
            <text:p>毛利率(TTM)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office:value-type="string" calcext:value-type="string">
            <text:p>Price to Sales (FY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hares Float</text:p>
          </table:table-cell>
          <table:table-cell office:value-type="string" calcext:value-type="string">
            <text:p>Relative Volume</text:p>
          </table:table-cell>
          <table:table-cell office:value-type="string" calcext:value-type="string">
            <text:p>Operating Margin (TTM)</text:p>
          </table:table-cell>
          <table:table-cell office:value-type="string" calcext:value-type="string">
            <text:p>Gross Margin (TTM)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office:value-type="float" office:value="8.54959977" calcext:value-type="float">
            <text:p>8.54959977</text:p>
          </table:table-cell>
          <table:table-cell office:value-type="float" office:value="99116586" calcext:value-type="float">
            <text:p>99116586</text:p>
          </table:table-cell>
          <table:table-cell office:value-type="float" office:value="16985342257.6" calcext:value-type="float">
            <text:p>16985342257.6</text:p>
          </table:table-cell>
          <table:table-cell office:value-type="float" office:value="0.85382568" calcext:value-type="float">
            <text:p>0.85382568</text:p>
          </table:table-cell>
          <table:table-cell office:value-type="float" office:value="23.83330294" calcext:value-type="float">
            <text:p>23.83330294</text:p>
          </table:table-cell>
          <table:table-cell office:value-type="float" office:value="37.93799015" calcext:value-type="float">
            <text:p>37.93799015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office:value-type="float" office:value="8.54959977" calcext:value-type="float">
            <text:p>8.54959977</text:p>
          </table:table-cell>
          <table:table-cell office:value-type="float" office:value="99116586" calcext:value-type="float">
            <text:p>99116586</text:p>
          </table:table-cell>
          <table:table-cell office:value-type="float" office:value="16985342257.6" calcext:value-type="float">
            <text:p>16985342257.6</text:p>
          </table:table-cell>
          <table:table-cell office:value-type="float" office:value="0.85382568" calcext:value-type="float">
            <text:p>0.85382568</text:p>
          </table:table-cell>
          <table:table-cell office:value-type="float" office:value="23.83330294" calcext:value-type="float">
            <text:p>23.83330294</text:p>
          </table:table-cell>
          <table:table-cell office:value-type="float" office:value="37.93799015" calcext:value-type="float">
            <text:p>37.93799015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月波动率</text:p>
          </table:table-cell>
          <table:table-cell table:style-name="ce3" office:value-type="string" calcext:value-type="string">
            <text:p>Average Day Range (14)</text:p>
          </table:table-cell>
          <table:table-cell office:value-type="string" calcext:value-type="string">
            <text:p>波动率</text:p>
          </table:table-cell>
          <table:table-cell office:value-type="string" calcext:value-type="string">
            <text:p>板块</text:p>
          </table:table-cell>
          <table:table-cell table:style-name="ce3" office:value-type="string" calcext:value-type="string">
            <text:p>真实波幅均值ATR(14)</text:p>
          </table:table-cell>
          <table:table-cell office:value-type="string" calcext:value-type="string">
            <text:p>涨跌幅15分钟, %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string" calcext:value-type="string">
            <text:p>Volatility Month</text:p>
          </table:table-cell>
          <table:table-cell office:value-type="string" calcext:value-type="string">
            <text:p>Average Day Range (14)</text:p>
          </table:table-cell>
          <table:table-cell office:value-type="string" calcext:value-type="string">
            <text:p>Volatility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Average True Range (14)</text:p>
          </table:table-cell>
          <table:table-cell office:value-type="string" calcext:value-type="string">
            <text:p>Change 15m, %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2.26153332" calcext:value-type="float">
            <text:p>2.26153332</text:p>
          </table:table-cell>
          <table:table-cell office:value-type="float" office:value="2.97350714" calcext:value-type="float">
            <text:p>2.97350714</text:p>
          </table:table-cell>
          <table:table-cell office:value-type="float" office:value="2.29274218" calcext:value-type="float">
            <text:p>2.29274218</text:p>
          </table:table-cell>
          <table:table-cell office:value-type="string" calcext:value-type="string">
            <text:p>Electronic Technology</text:p>
          </table:table-cell>
          <table:table-cell office:value-type="float" office:value="3.31341977" calcext:value-type="float">
            <text:p>3.31341977</text:p>
          </table:table-cell>
          <table:table-cell office:value-type="float" office:value="-0.10924845" calcext:value-type="float">
            <text:p>-0.1092484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2.26153332" calcext:value-type="float">
            <text:p>2.26153332</text:p>
          </table:table-cell>
          <table:table-cell office:value-type="float" office:value="2.97350714" calcext:value-type="float">
            <text:p>2.97350714</text:p>
          </table:table-cell>
          <table:table-cell office:value-type="float" office:value="2.29274218" calcext:value-type="float">
            <text:p>2.29274218</text:p>
          </table:table-cell>
          <table:table-cell office:value-type="string" calcext:value-type="string">
            <text:p>电子科技</text:p>
          </table:table-cell>
          <table:table-cell office:value-type="float" office:value="3.31341977" calcext:value-type="float">
            <text:p>3.31341977</text:p>
          </table:table-cell>
          <table:table-cell office:value-type="float" office:value="-0.10924845" calcext:value-type="float">
            <text:p>-0.1092484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涨跌幅1小时, %</text:p>
          </table:table-cell>
          <table:table-cell office:value-type="string" calcext:value-type="string">
            <text:p>涨跌幅5分钟, %</text:p>
          </table:table-cell>
          <table:table-cell office:value-type="string" calcext:value-type="string">
            <text:p>盘前涨跌%</text:p>
          </table:table-cell>
          <table:table-cell office:value-type="string" calcext:value-type="string">
            <text:p>盘后帐跌%</text:p>
          </table:table-cell>
          <table:table-cell office:value-type="string" calcext:value-type="string">
            <text:p>涨跌幅1m, %</text:p>
          </table:table-cell>
          <table:table-cell office:value-type="string" calcext:value-type="string">
            <text:p>成交量*价格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1h, %</text:p>
          </table:table-cell>
          <table:table-cell office:value-type="string" calcext:value-type="string">
            <text:p>Change 5m, %</text:p>
          </table:table-cell>
          <table:table-cell office:value-type="string" calcext:value-type="string">
            <text:p>Pre-market Change from Open %</text:p>
          </table:table-cell>
          <table:table-cell office:value-type="string" calcext:value-type="string">
            <text:p>Post-market Change %</text:p>
          </table:table-cell>
          <table:table-cell office:value-type="string" calcext:value-type="string">
            <text:p>Change 1m, %</text:p>
          </table:table-cell>
          <table:table-cell office:value-type="string" calcext:value-type="string">
            <text:p>Volume*Pri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-0.16566265" calcext:value-type="float">
            <text:p>-0.16566265</text:p>
          </table:table-cell>
          <table:table-cell office:value-type="float" office:value="-0.00754205" calcext:value-type="float">
            <text:p>-0.00754205</text:p>
          </table:table-cell>
          <table:table-cell office:value-type="float" office:value="0.17188551" calcext:value-type="float">
            <text:p>0.17188551</text:p>
          </table:table-cell>
          <table:table-cell office:value-type="float" office:value="0.01507273" calcext:value-type="float">
            <text:p>0.01507273</text:p>
          </table:table-cell>
          <table:table-cell office:value-type="float" office:value="-0.21074816" calcext:value-type="float">
            <text:p>-0.21074816</text:p>
          </table:table-cell>
          <table:table-cell office:value-type="float" office:value="13151779796.34" calcext:value-type="float">
            <text:p>13151779796.3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-0.16566265" calcext:value-type="float">
            <text:p>-0.16566265</text:p>
          </table:table-cell>
          <table:table-cell office:value-type="float" office:value="-0.00754205" calcext:value-type="float">
            <text:p>-0.00754205</text:p>
          </table:table-cell>
          <table:table-cell office:value-type="float" office:value="0.17188551" calcext:value-type="float">
            <text:p>0.17188551</text:p>
          </table:table-cell>
          <table:table-cell office:value-type="float" office:value="0.01507273" calcext:value-type="float">
            <text:p>0.01507273</text:p>
          </table:table-cell>
          <table:table-cell office:value-type="float" office:value="-0.21074816" calcext:value-type="float">
            <text:p>-0.21074816</text:p>
          </table:table-cell>
          <table:table-cell office:value-type="float" office:value="13151779796.34" calcext:value-type="float">
            <text:p>13151779796.3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office:value-type="string" calcext:value-type="string">
            <text:p>1个月枢轴点 卡玛利亚 P</text:p>
          </table:table-cell>
          <table:table-cell office:value-type="string" calcext:value-type="string">
            <text:p>1个月枢轴点 卡玛利亚 R2</text:p>
          </table:table-cell>
          <table:table-cell office:value-type="string" calcext:value-type="string">
            <text:p>1个月枢轴点 卡玛利亚 R1</text:p>
          </table:table-cell>
          <table:table-cell office:value-type="string" calcext:value-type="string">
            <text:p>年表现</text:p>
          </table:table-cell>
          <table:table-cell office:value-type="string" calcext:value-type="string">
            <text:p>年初至今表现</text:p>
          </table:table-cell>
          <table:table-cell office:value-type="string" calcext:value-type="string">
            <text:p>威廉百分比变动 (14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-Month Pivot Camarilla P</text:p>
          </table:table-cell>
          <table:table-cell office:value-type="string" calcext:value-type="string">
            <text:p>1-Month Pivot Camarilla R2</text:p>
          </table:table-cell>
          <table:table-cell office:value-type="string" calcext:value-type="string">
            <text:p>1-Month Pivot Camarilla R1</text:p>
          </table:table-cell>
          <table:table-cell office:value-type="string" calcext:value-type="string">
            <text:p>Yearly Performance</text:p>
          </table:table-cell>
          <table:table-cell office:value-type="string" calcext:value-type="string">
            <text:p>YTD Performance</text:p>
          </table:table-cell>
          <table:table-cell office:value-type="string" calcext:value-type="string">
            <text:p>Williams Percent Range (14)</text:p>
          </table:table-cell>
          <table:table-cell table:number-columns-repeated="1018"/>
        </table:table-row>
        <table:table-row table:style-name="ro2">
          <table:table-cell office:value-type="float" office:value="116.12" calcext:value-type="float">
            <text:p>116.12</text:p>
          </table:table-cell>
          <table:table-cell office:value-type="float" office:value="121.7395" calcext:value-type="float">
            <text:p>121.7395</text:p>
          </table:table-cell>
          <table:table-cell office:value-type="float" office:value="120.39475" calcext:value-type="float">
            <text:p>120.39475</text:p>
          </table:table-cell>
          <table:table-cell office:value-type="float" office:value="78.44871062" calcext:value-type="float">
            <text:p>78.44871062</text:p>
          </table:table-cell>
          <table:table-cell office:value-type="float" office:value="80.7457858" calcext:value-type="float">
            <text:p>80.7457858</text:p>
          </table:table-cell>
          <table:table-cell office:value-type="float" office:value="-33.4393333" calcext:value-type="float">
            <text:p>-33.4393333</text:p>
          </table:table-cell>
          <table:table-cell table:number-columns-repeated="1018"/>
        </table:table-row>
        <table:table-row table:style-name="ro2">
          <table:table-cell office:value-type="float" office:value="116.12" calcext:value-type="float">
            <text:p>116.12</text:p>
          </table:table-cell>
          <table:table-cell office:value-type="float" office:value="121.7395" calcext:value-type="float">
            <text:p>121.7395</text:p>
          </table:table-cell>
          <table:table-cell office:value-type="float" office:value="120.39475" calcext:value-type="float">
            <text:p>120.39475</text:p>
          </table:table-cell>
          <table:table-cell office:value-type="float" office:value="78.44871062" calcext:value-type="float">
            <text:p>78.44871062</text:p>
          </table:table-cell>
          <table:table-cell office:value-type="float" office:value="80.7457858" calcext:value-type="float">
            <text:p>80.7457858</text:p>
          </table:table-cell>
          <table:table-cell office:value-type="float" office:value="-33.4393333" calcext:value-type="float">
            <text:p>-33.4393333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office:value-type="string" calcext:value-type="string">
            <text:p>单周表现</text:p>
          </table:table-cell>
          <table:table-cell office:value-type="string" calcext:value-type="string">
            <text:p>成交量加权移动平均线 VWMA (20)</text:p>
          </table:table-cell>
          <table:table-cell office:value-type="string" calcext:value-type="string">
            <text:p>成交量加权平均价格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Weekly Performance</text:p>
          </table:table-cell>
          <table:table-cell office:value-type="string" calcext:value-type="string">
            <text:p>Volume Weighted Moving Average (20)</text:p>
          </table:table-cell>
          <table:table-cell office:value-type="string" calcext:value-type="string">
            <text:p>Volume Weighted Average Pric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float" office:value="1.32101405" calcext:value-type="float">
            <text:p>1.32101405</text:p>
          </table:table-cell>
          <table:table-cell office:value-type="float" office:value="128.12684125" calcext:value-type="float">
            <text:p>128.12684125</text:p>
          </table:table-cell>
          <table:table-cell office:value-type="float" office:value="133.05" calcext:value-type="float">
            <text:p>133.05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float" office:value="1.32101405" calcext:value-type="float">
            <text:p>1.32101405</text:p>
          </table:table-cell>
          <table:table-cell office:value-type="float" office:value="128.12684125" calcext:value-type="float">
            <text:p>128.12684125</text:p>
          </table:table-cell>
          <table:table-cell office:value-type="float" office:value="133.05" calcext:value-type="float">
            <text:p>133.05</text:p>
          </table:table-cell>
          <table:table-cell table:style-name="Default" table:number-columns-repeated="6"/>
          <table:table-cell table:number-columns-repeated="1015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周波动率</text:p>
          </table:table-cell>
          <table:table-cell table:style-name="ce3" office:value-type="string" calcext:value-type="string">
            <text:p>将近收益日期</text:p>
          </table:table-cell>
          <table:table-cell office:value-type="string" calcext:value-type="string">
            <text:p>终极震荡指标UO (7, 14, 28)</text:p>
          </table:table-cell>
          <table:table-cell table:style-name="ce3" office:value-type="string" calcext:value-type="string">
            <text:p>已发行股票总数(MRQ)</text:p>
          </table:table-cell>
          <table:table-cell office:value-type="string" calcext:value-type="string">
            <text:p>总收入 (FY)</text:p>
          </table:table-cell>
          <table:table-cell office:value-type="string" calcext:value-type="string">
            <text:p>总负债(MRQ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Volatility Week</text:p>
          </table:table-cell>
          <table:table-cell office:value-type="string" calcext:value-type="string">
            <text:p>Upcoming Earnings Date</text:p>
          </table:table-cell>
          <table:table-cell office:value-type="string" calcext:value-type="string">
            <text:p>Ultimate Oscillator (7, 14, 28)</text:p>
          </table:table-cell>
          <table:table-cell office:value-type="string" calcext:value-type="string">
            <text:p>Total Shares Outstanding (MRQ)</text:p>
          </table:table-cell>
          <table:table-cell office:value-type="string" calcext:value-type="string">
            <text:p>Total Revenue (FY)</text:p>
          </table:table-cell>
          <table:table-cell office:value-type="string" calcext:value-type="string">
            <text:p>Total Debt (MRQ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2.44283543" calcext:value-type="float">
            <text:p>2.44283543</text:p>
          </table:table-cell>
          <table:table-cell table:style-name="ce4" office:value-type="string" calcext:value-type="string">
            <text:p>2021-02-02</text:p>
          </table:table-cell>
          <table:table-cell office:value-type="float" office:value="49.26734062" calcext:value-type="float">
            <text:p>49.26734062</text:p>
          </table:table-cell>
          <table:table-cell office:value-type="float" office:value="17001800000" calcext:value-type="float">
            <text:p>17001800000</text:p>
          </table:table-cell>
          <table:table-cell office:value-type="float" office:value="274150000000" calcext:value-type="float">
            <text:p>274150000000</text:p>
          </table:table-cell>
          <table:table-cell office:value-type="float" office:value="122278000000" calcext:value-type="float">
            <text:p>1222780000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2.44283543" calcext:value-type="float">
            <text:p>2.44283543</text:p>
          </table:table-cell>
          <table:table-cell table:style-name="ce4" office:value-type="string" calcext:value-type="string">
            <text:p>2021-02-02</text:p>
          </table:table-cell>
          <table:table-cell office:value-type="float" office:value="49.26734062" calcext:value-type="float">
            <text:p>49.26734062</text:p>
          </table:table-cell>
          <table:table-cell office:value-type="float" office:value="17001800000" calcext:value-type="float">
            <text:p>17001800000</text:p>
          </table:table-cell>
          <table:table-cell office:value-type="float" office:value="274150000000" calcext:value-type="float">
            <text:p>274150000000</text:p>
          </table:table-cell>
          <table:table-cell office:value-type="float" office:value="122278000000" calcext:value-type="float">
            <text:p>1222780000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总资产(MRQ)</text:p>
          </table:table-cell>
          <table:table-cell office:value-type="string" calcext:value-type="string">
            <text:p>总流动资产(MRQ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 Assets (MRQ)</text:p>
          </table:table-cell>
          <table:table-cell office:value-type="string" calcext:value-type="string">
            <text:p>Total Current Assets (MRQ)</text:p>
          </table:table-cell>
          <table:table-cell table:number-columns-repeated="1022"/>
        </table:table-row>
        <table:table-row table:style-name="ro2">
          <table:table-cell office:value-type="float" office:value="323888000000" calcext:value-type="float">
            <text:p>323888000000</text:p>
          </table:table-cell>
          <table:table-cell office:value-type="float" office:value="143713000000" calcext:value-type="float">
            <text:p>143713000000</text:p>
          </table:table-cell>
          <table:table-cell table:number-columns-repeated="1022"/>
        </table:table-row>
        <table:table-row table:style-name="ro2">
          <table:table-cell office:value-type="float" office:value="323888000000" calcext:value-type="float">
            <text:p>323888000000</text:p>
          </table:table-cell>
          <table:table-cell office:value-type="float" office:value="143713000000" calcext:value-type="float">
            <text:p>14371300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随机RSI慢</text:p>
          </table:table-cell>
          <table:table-cell office:value-type="string" calcext:value-type="string">
            <text:p>随机RSI快</text:p>
          </table:table-cell>
          <table:table-cell office:value-type="string" calcext:value-type="string">
            <text:p>随机%K</text:p>
          </table:table-cell>
          <table:table-cell/>
          <table:table-cell office:value-type="string" calcext:value-type="string">
            <text:p>随机%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ochastic RSI Slow (3, 3, 14, 14)</text:p>
          </table:table-cell>
          <table:table-cell office:value-type="string" calcext:value-type="string">
            <text:p>Stochastic RSI Fast (3, 3, 14, 14)</text:p>
          </table:table-cell>
          <table:table-cell office:value-type="string" calcext:value-type="string">
            <text:p>Stochastic %K (14, 3, 3)</text:p>
          </table:table-cell>
          <table:table-cell office:value-type="string" calcext:value-type="string">
            <text:p>简单移动平均线(50)</text:p>
          </table:table-cell>
          <table:table-cell office:value-type="string" calcext:value-type="string">
            <text:p>Stochastic %D (14, 3, 3)</text:p>
          </table:table-cell>
          <table:table-cell office:value-type="string" calcext:value-type="string">
            <text:p>简单移动平均线(5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string" calcext:value-type="string">
            <text:p>Stochastic RSI Slow (3, 3, 14, 14)</text:p>
          </table:table-cell>
          <table:table-cell office:value-type="string" calcext:value-type="string">
            <text:p>Stochastic RSI Fast (3, 3, 14, 14)</text:p>
          </table:table-cell>
          <table:table-cell office:value-type="string" calcext:value-type="string">
            <text:p>Stochastic %K (14, 3, 3)</text:p>
          </table:table-cell>
          <table:table-cell office:value-type="string" calcext:value-type="string">
            <text:p>Simple Moving Average (50)</text:p>
          </table:table-cell>
          <table:table-cell office:value-type="string" calcext:value-type="string">
            <text:p>Stochastic %D (14, 3, 3)</text:p>
          </table:table-cell>
          <table:table-cell office:value-type="string" calcext:value-type="string">
            <text:p>Simple Moving Average (5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73.81508889" calcext:value-type="float">
            <text:p>73.81508889</text:p>
          </table:table-cell>
          <table:table-cell office:value-type="float" office:value="56.95246136" calcext:value-type="float">
            <text:p>56.95246136</text:p>
          </table:table-cell>
          <table:table-cell office:value-type="float" office:value="72.77973186" calcext:value-type="float">
            <text:p>72.77973186</text:p>
          </table:table-cell>
          <table:table-cell office:value-type="float" office:value="121.0319" calcext:value-type="float">
            <text:p>121.0319</text:p>
          </table:table-cell>
          <table:table-cell office:value-type="float" office:value="80.49418403" calcext:value-type="float">
            <text:p>80.49418403</text:p>
          </table:table-cell>
          <table:table-cell office:value-type="float" office:value="133.988" calcext:value-type="float">
            <text:p>133.988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73.81508889" calcext:value-type="float">
            <text:p>73.81508889</text:p>
          </table:table-cell>
          <table:table-cell office:value-type="float" office:value="56.95246136" calcext:value-type="float">
            <text:p>56.95246136</text:p>
          </table:table-cell>
          <table:table-cell office:value-type="float" office:value="72.77973186" calcext:value-type="float">
            <text:p>72.77973186</text:p>
          </table:table-cell>
          <table:table-cell office:value-type="float" office:value="121.0319" calcext:value-type="float">
            <text:p>121.0319</text:p>
          </table:table-cell>
          <table:table-cell office:value-type="float" office:value="80.49418403" calcext:value-type="float">
            <text:p>80.49418403</text:p>
          </table:table-cell>
          <table:table-cell office:value-type="float" office:value="133.988" calcext:value-type="float">
            <text:p>133.988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简单移动平均线(30)</text:p>
          </table:table-cell>
          <table:table-cell office:value-type="string" calcext:value-type="string">
            <text:p>简单移动平均线(200)</text:p>
          </table:table-cell>
          <table:table-cell office:value-type="string" calcext:value-type="string">
            <text:p>简单移动平均线(20)</text:p>
          </table:table-cell>
          <table:table-cell office:value-type="string" calcext:value-type="string">
            <text:p>简单移动平均线(100)</text:p>
          </table:table-cell>
          <table:table-cell office:value-type="string" calcext:value-type="string">
            <text:p>简单移动平均线(10)</text:p>
          </table:table-cell>
          <table:table-cell office:value-type="string" calcext:value-type="string">
            <text:p>员工人均收入(TTM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Moving Average (30)</text:p>
          </table:table-cell>
          <table:table-cell office:value-type="string" calcext:value-type="string">
            <text:p>Simple Moving Average (200)</text:p>
          </table:table-cell>
          <table:table-cell office:value-type="string" calcext:value-type="string">
            <text:p>Simple Moving Average (20)</text:p>
          </table:table-cell>
          <table:table-cell office:value-type="string" calcext:value-type="string">
            <text:p>Simple Moving Average (100)</text:p>
          </table:table-cell>
          <table:table-cell office:value-type="string" calcext:value-type="string">
            <text:p>Simple Moving Average (10)</text:p>
          </table:table-cell>
          <table:table-cell office:value-type="string" calcext:value-type="string">
            <text:p>Revenue per Employee (TTM)</text:p>
          </table:table-cell>
          <table:table-cell table:number-columns-repeated="1018"/>
        </table:table-row>
        <table:table-row table:style-name="ro2">
          <table:table-cell office:value-type="float" office:value="124.50283333" calcext:value-type="float">
            <text:p>124.50283333</text:p>
          </table:table-cell>
          <table:table-cell office:value-type="float" office:value="100.57355" calcext:value-type="float">
            <text:p>100.57355</text:p>
          </table:table-cell>
          <table:table-cell office:value-type="float" office:value="127.72925" calcext:value-type="float">
            <text:p>127.72925</text:p>
          </table:table-cell>
          <table:table-cell office:value-type="float" office:value="119.125075" calcext:value-type="float">
            <text:p>119.125075</text:p>
          </table:table-cell>
          <table:table-cell office:value-type="float" office:value="131.6365" calcext:value-type="float">
            <text:p>131.6365</text:p>
          </table:table-cell>
          <table:table-cell office:value-type="float" office:value="1864965.98639456" calcext:value-type="float">
            <text:p>1864965.98639456</text:p>
          </table:table-cell>
          <table:table-cell table:number-columns-repeated="1018"/>
        </table:table-row>
        <table:table-row table:style-name="ro2">
          <table:table-cell office:value-type="float" office:value="124.50283333" calcext:value-type="float">
            <text:p>124.50283333</text:p>
          </table:table-cell>
          <table:table-cell office:value-type="float" office:value="100.57355" calcext:value-type="float">
            <text:p>100.57355</text:p>
          </table:table-cell>
          <table:table-cell office:value-type="float" office:value="127.72925" calcext:value-type="float">
            <text:p>127.72925</text:p>
          </table:table-cell>
          <table:table-cell office:value-type="float" office:value="119.125075" calcext:value-type="float">
            <text:p>119.125075</text:p>
          </table:table-cell>
          <table:table-cell office:value-type="float" office:value="131.6365" calcext:value-type="float">
            <text:p>131.6365</text:p>
          </table:table-cell>
          <table:table-cell office:value-type="float" office:value="1864965.98639456" calcext:value-type="float">
            <text:p>1864965.98639456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1个月枢轴点 卡玛利亚 R3</text:p>
          </table:table-cell>
          <table:table-cell office:value-type="string" calcext:value-type="string">
            <text:p>1个月枢轴点 卡玛利亚 S1</text:p>
          </table:table-cell>
          <table:table-cell office:value-type="string" calcext:value-type="string">
            <text:p>1个月枢轴点 卡玛利亚 S2</text:p>
          </table:table-cell>
          <table:table-cell office:value-type="string" calcext:value-type="string">
            <text:p>1个月枢轴点 卡玛利亚 S3</text:p>
          </table:table-cell>
          <table:table-cell office:value-type="string" calcext:value-type="string">
            <text:p>1个月枢轴点 经典 P</text:p>
          </table:table-cell>
          <table:table-cell office:value-type="string" calcext:value-type="string">
            <text:p>1个月枢轴点 经典 R1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1-Month Pivot Camarilla R3</text:p>
          </table:table-cell>
          <table:table-cell office:value-type="string" calcext:value-type="string">
            <text:p>1-Month Pivot Camarilla S1</text:p>
          </table:table-cell>
          <table:table-cell office:value-type="string" calcext:value-type="string">
            <text:p>1-Month Pivot Camarilla S2</text:p>
          </table:table-cell>
          <table:table-cell office:value-type="string" calcext:value-type="string">
            <text:p>1-Month Pivot Camarilla S3</text:p>
          </table:table-cell>
          <table:table-cell office:value-type="string" calcext:value-type="string">
            <text:p>1-Month Pivot Classic P</text:p>
          </table:table-cell>
          <table:table-cell office:value-type="string" calcext:value-type="string">
            <text:p>1-Month Pivot Classic R1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3.08425" calcext:value-type="float">
            <text:p>123.08425</text:p>
          </table:table-cell>
          <table:table-cell office:value-type="float" office:value="117.70525" calcext:value-type="float">
            <text:p>117.70525</text:p>
          </table:table-cell>
          <table:table-cell office:value-type="float" office:value="116.3605" calcext:value-type="float">
            <text:p>116.3605</text:p>
          </table:table-cell>
          <table:table-cell office:value-type="float" office:value="115.01575" calcext:value-type="float">
            <text:p>115.0157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4.92" calcext:value-type="float">
            <text:p>124.9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3.08425" calcext:value-type="float">
            <text:p>123.08425</text:p>
          </table:table-cell>
          <table:table-cell office:value-type="float" office:value="117.70525" calcext:value-type="float">
            <text:p>117.70525</text:p>
          </table:table-cell>
          <table:table-cell office:value-type="float" office:value="116.3605" calcext:value-type="float">
            <text:p>116.3605</text:p>
          </table:table-cell>
          <table:table-cell office:value-type="float" office:value="115.01575" calcext:value-type="float">
            <text:p>115.0157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4.92" calcext:value-type="float">
            <text:p>124.9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1个月枢轴点 经典 R2</text:p>
          </table:table-cell>
          <table:table-cell office:value-type="string" calcext:value-type="string">
            <text:p>1个月枢轴点 经典 R3</text:p>
          </table:table-cell>
          <table:table-cell office:value-type="string" calcext:value-type="string">
            <text:p>1个月枢轴点 经典 S1</text:p>
          </table:table-cell>
          <table:table-cell office:value-type="string" calcext:value-type="string">
            <text:p>1个月枢轴点 经典 S2</text:p>
          </table:table-cell>
          <table:table-cell office:value-type="string" calcext:value-type="string">
            <text:p>1个月枢轴点 经典 S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-Month Pivot Classic R2</text:p>
          </table:table-cell>
          <table:table-cell office:value-type="string" calcext:value-type="string">
            <text:p>1-Month Pivot Classic R3</text:p>
          </table:table-cell>
          <table:table-cell office:value-type="string" calcext:value-type="string">
            <text:p>1-Month Pivot Classic S1</text:p>
          </table:table-cell>
          <table:table-cell office:value-type="string" calcext:value-type="string">
            <text:p>1-Month Pivot Classic S2</text:p>
          </table:table-cell>
          <table:table-cell office:value-type="string" calcext:value-type="string">
            <text:p>1-Month Pivot Classic S3</text:p>
          </table:table-cell>
          <table:table-cell table:number-columns-repeated="1019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45.46" calcext:value-type="float">
            <text:p>145.46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1.45" calcext:value-type="float">
            <text:p>101.45</text:p>
          </table:table-cell>
          <table:table-cell office:value-type="float" office:value="86.78" calcext:value-type="float">
            <text:p>86.78</text:p>
          </table:table-cell>
          <table:table-cell table:number-columns-repeated="1019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45.46" calcext:value-type="float">
            <text:p>145.46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1.45" calcext:value-type="float">
            <text:p>101.45</text:p>
          </table:table-cell>
          <table:table-cell office:value-type="float" office:value="86.78" calcext:value-type="float">
            <text:p>86.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1个月枢轴点 DM P</text:p>
          </table:table-cell>
          <table:table-cell office:value-type="string" calcext:value-type="string">
            <text:p>1个月枢轴点 DM R1</text:p>
          </table:table-cell>
          <table:table-cell office:value-type="string" calcext:value-type="string">
            <text:p>1个月枢轴点 DM S1</text:p>
          </table:table-cell>
          <table:table-cell office:value-type="string" calcext:value-type="string">
            <text:p>1个月枢轴点 斐波那契 P</text:p>
          </table:table-cell>
          <table:table-cell office:value-type="string" calcext:value-type="string">
            <text:p>1个月枢轴点 斐波那契 R1</text:p>
          </table:table-cell>
          <table:table-cell office:value-type="string" calcext:value-type="string">
            <text:p>1个月枢轴点 斐波那契 R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1-Month Pivot DM P</text:p>
          </table:table-cell>
          <table:table-cell office:value-type="string" calcext:value-type="string">
            <text:p>1-Month Pivot DM R1</text:p>
          </table:table-cell>
          <table:table-cell office:value-type="string" calcext:value-type="string">
            <text:p>1-Month Pivot DM S1</text:p>
          </table:table-cell>
          <table:table-cell office:value-type="string" calcext:value-type="string">
            <text:p>1-Month Pivot Fibonacci P</text:p>
          </table:table-cell>
          <table:table-cell office:value-type="string" calcext:value-type="string">
            <text:p>1-Month Pivot Fibonacci R1</text:p>
          </table:table-cell>
          <table:table-cell office:value-type="string" calcext:value-type="string">
            <text:p>1-Month Pivot Fibonacci R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7.5875" calcext:value-type="float">
            <text:p>117.5875</text:p>
          </table:table-cell>
          <table:table-cell office:value-type="float" office:value="127.855" calcext:value-type="float">
            <text:p>127.855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1.72394" calcext:value-type="float">
            <text:p>121.72394</text:p>
          </table:table-cell>
          <table:table-cell office:value-type="float" office:value="125.18606" calcext:value-type="float">
            <text:p>125.1860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7.5875" calcext:value-type="float">
            <text:p>117.5875</text:p>
          </table:table-cell>
          <table:table-cell office:value-type="float" office:value="127.855" calcext:value-type="float">
            <text:p>127.855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1.72394" calcext:value-type="float">
            <text:p>121.72394</text:p>
          </table:table-cell>
          <table:table-cell office:value-type="float" office:value="125.18606" calcext:value-type="float">
            <text:p>125.1860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1个月枢轴点 斐波那契 R3</text:p>
          </table:table-cell>
          <table:table-cell office:value-type="string" calcext:value-type="string">
            <text:p>1个月枢轴点 斐波那契 S1</text:p>
          </table:table-cell>
          <table:table-cell office:value-type="string" calcext:value-type="string">
            <text:p>1个月枢轴点 斐波那契 S2</text:p>
          </table:table-cell>
          <table:table-cell office:value-type="string" calcext:value-type="string">
            <text:p>1个月枢轴点 斐波那契 S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-Month Pivot Fibonacci R3</text:p>
          </table:table-cell>
          <table:table-cell office:value-type="string" calcext:value-type="string">
            <text:p>1-Month Pivot Fibonacci S1</text:p>
          </table:table-cell>
          <table:table-cell office:value-type="string" calcext:value-type="string">
            <text:p>1-Month Pivot Fibonacci S2</text:p>
          </table:table-cell>
          <table:table-cell office:value-type="string" calcext:value-type="string">
            <text:p>1-Month Pivot Fibonacci S3</text:p>
          </table:table-cell>
          <table:table-cell table:number-columns-repeated="1020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10.51606" calcext:value-type="float">
            <text:p>110.51606</text:p>
          </table:table-cell>
          <table:table-cell office:value-type="float" office:value="107.05394" calcext:value-type="float">
            <text:p>107.05394</text:p>
          </table:table-cell>
          <table:table-cell office:value-type="float" office:value="101.45" calcext:value-type="float">
            <text:p>101.45</text:p>
          </table:table-cell>
          <table:table-cell table:number-columns-repeated="1020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10.51606" calcext:value-type="float">
            <text:p>110.51606</text:p>
          </table:table-cell>
          <table:table-cell office:value-type="float" office:value="107.05394" calcext:value-type="float">
            <text:p>107.05394</text:p>
          </table:table-cell>
          <table:table-cell office:value-type="float" office:value="101.45" calcext:value-type="float">
            <text:p>101.45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1个月枢轴点 伍迪 P</text:p>
          </table:table-cell>
          <table:table-cell office:value-type="string" calcext:value-type="string">
            <text:p>1个月枢轴点 伍迪 R1</text:p>
          </table:table-cell>
          <table:table-cell office:value-type="string" calcext:value-type="string">
            <text:p>1个月枢轴点 伍迪 R2</text:p>
          </table:table-cell>
          <table:table-cell office:value-type="string" calcext:value-type="string">
            <text:p>1个月枢轴点 伍迪 R3</text:p>
          </table:table-cell>
          <table:table-cell office:value-type="string" calcext:value-type="string">
            <text:p>1个月枢轴点 伍迪 S1</text:p>
          </table:table-cell>
          <table:table-cell office:value-type="string" calcext:value-type="string">
            <text:p>1个月枢轴点 伍迪 S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1-Month Pivot Woodie P</text:p>
          </table:table-cell>
          <table:table-cell office:value-type="string" calcext:value-type="string">
            <text:p>1-Month Pivot Woodie R1</text:p>
          </table:table-cell>
          <table:table-cell office:value-type="string" calcext:value-type="string">
            <text:p>1-Month Pivot Woodie R2</text:p>
          </table:table-cell>
          <table:table-cell office:value-type="string" calcext:value-type="string">
            <text:p>1-Month Pivot Woodie R3</text:p>
          </table:table-cell>
          <table:table-cell office:value-type="string" calcext:value-type="string">
            <text:p>1-Month Pivot Woodie S1</text:p>
          </table:table-cell>
          <table:table-cell office:value-type="string" calcext:value-type="string">
            <text:p>1-Month Pivot Woodie S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17.8325" calcext:value-type="float">
            <text:p>117.8325</text:p>
          </table:table-cell>
          <table:table-cell office:value-type="float" office:value="128.345" calcext:value-type="float">
            <text:p>128.345</text:p>
          </table:table-cell>
          <table:table-cell office:value-type="float" office:value="132.5025" calcext:value-type="float">
            <text:p>132.5025</text:p>
          </table:table-cell>
          <table:table-cell office:value-type="float" office:value="143.015" calcext:value-type="float">
            <text:p>143.015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103.1625" calcext:value-type="float">
            <text:p>103.1625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17.8325" calcext:value-type="float">
            <text:p>117.8325</text:p>
          </table:table-cell>
          <table:table-cell office:value-type="float" office:value="128.345" calcext:value-type="float">
            <text:p>128.345</text:p>
          </table:table-cell>
          <table:table-cell office:value-type="float" office:value="132.5025" calcext:value-type="float">
            <text:p>132.5025</text:p>
          </table:table-cell>
          <table:table-cell office:value-type="float" office:value="143.015" calcext:value-type="float">
            <text:p>143.015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103.1625" calcext:value-type="float">
            <text:p>103.162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1个月枢轴点 伍迪 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-Month Pivot Woodie S3</text:p>
          </table:table-cell>
          <table:table-cell table:number-columns-repeated="1023"/>
        </table:table-row>
        <table:table-row table:style-name="ro2">
          <table:table-cell office:value-type="float" office:value="99.005" calcext:value-type="float">
            <text:p>99.005</text:p>
          </table:table-cell>
          <table:table-cell table:number-columns-repeated="1023"/>
        </table:table-row>
        <table:table-row table:style-name="ro2">
          <table:table-cell office:value-type="float" office:value="99.005" calcext:value-type="float">
            <text:p>99.00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1年期Beta值</text:p>
          </table:table-cell>
          <table:table-cell table:style-name="ce3" office:value-type="string" calcext:value-type="string">
            <text:p>3个月高点</text:p>
          </table:table-cell>
          <table:table-cell table:style-name="ce3" office:value-type="string" calcext:value-type="string">
            <text:p>3个月低点</text:p>
          </table:table-cell>
          <table:table-cell table:style-name="ce3" office:value-type="string" calcext:value-type="string">
            <text:p>3个月表现</text:p>
          </table:table-cell>
          <table:table-cell office:value-type="string" calcext:value-type="string">
            <text:p>52周最高</text:p>
          </table:table-cell>
          <table:table-cell office:value-type="string" calcext:value-type="string">
            <text:p>52周最低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1-Year Beta</text:p>
          </table:table-cell>
          <table:table-cell office:value-type="string" calcext:value-type="string">
            <text:p>3-Month High</text:p>
          </table:table-cell>
          <table:table-cell office:value-type="string" calcext:value-type="string">
            <text:p>3-Month Low</text:p>
          </table:table-cell>
          <table:table-cell office:value-type="string" calcext:value-type="string">
            <text:p>3-Month Performance</text:p>
          </table:table-cell>
          <table:table-cell office:value-type="string" calcext:value-type="string">
            <text:p>52 Week High</text:p>
          </table:table-cell>
          <table:table-cell office:value-type="string" calcext:value-type="string">
            <text:p>52 Week Low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0.97556406" calcext:value-type="float">
            <text:p>0.97556406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07.32" calcext:value-type="float">
            <text:p>107.32</text:p>
          </table:table-cell>
          <table:table-cell office:value-type="float" office:value="13.6141793" calcext:value-type="float">
            <text:p>13.6141793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53.1525" calcext:value-type="float">
            <text:p>53.1525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0.97556406" calcext:value-type="float">
            <text:p>0.97556406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07.32" calcext:value-type="float">
            <text:p>107.32</text:p>
          </table:table-cell>
          <table:table-cell office:value-type="float" office:value="13.6141793" calcext:value-type="float">
            <text:p>13.6141793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53.1525" calcext:value-type="float">
            <text:p>53.1525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Aroon Down (14)</text:p>
          </table:table-cell>
          <table:table-cell office:value-type="string" calcext:value-type="string">
            <text:p>Aroon Up (14)</text:p>
          </table:table-cell>
          <table:table-cell office:value-type="string" calcext:value-type="string">
            <text:p>平均趋向指数ADX(14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oon Down (14)</text:p>
          </table:table-cell>
          <table:table-cell office:value-type="string" calcext:value-type="string">
            <text:p>Aroon Up (14)</text:p>
          </table:table-cell>
          <table:table-cell office:value-type="string" calcext:value-type="string">
            <text:p>Average Directional Index (14)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71428571" calcext:value-type="float">
            <text:p>85.71428571</text:p>
          </table:table-cell>
          <table:table-cell office:value-type="float" office:value="25.44132122" calcext:value-type="float">
            <text:p>25.44132122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71428571" calcext:value-type="float">
            <text:p>85.71428571</text:p>
          </table:table-cell>
          <table:table-cell office:value-type="float" office:value="25.44132122" calcext:value-type="float">
            <text:p>25.4413212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6个月高点</text:p>
          </table:table-cell>
          <table:table-cell table:style-name="ce3" office:value-type="string" calcext:value-type="string">
            <text:p>6个月低点</text:p>
          </table:table-cell>
          <table:table-cell office:value-type="string" calcext:value-type="string">
            <text:p>6个月表现</text:p>
          </table:table-cell>
          <table:table-cell table:style-name="ce3" office:value-type="string" calcext:value-type="string">
            <text:p>历史高点</text:p>
          </table:table-cell>
          <table:table-cell table:style-name="ce3" office:value-type="string" calcext:value-type="string">
            <text:p>历史低点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-Month High</text:p>
          </table:table-cell>
          <table:table-cell office:value-type="string" calcext:value-type="string">
            <text:p>6-Month Low</text:p>
          </table:table-cell>
          <table:table-cell office:value-type="string" calcext:value-type="string">
            <text:p>6-Month Performance</text:p>
          </table:table-cell>
          <table:table-cell office:value-type="string" calcext:value-type="string">
            <text:p>All Time High</text:p>
          </table:table-cell>
          <table:table-cell office:value-type="string" calcext:value-type="string">
            <text:p>All Time Low</text:p>
          </table:table-cell>
          <table:table-cell table:number-columns-repeated="1019"/>
        </table:table-row>
        <table:table-row table:style-name="ro2">
          <table:table-cell office:value-type="float" office:value="138.789" calcext:value-type="float">
            <text:p>138.789</text:p>
          </table:table-cell>
          <table:table-cell office:value-type="float" office:value="89.145" calcext:value-type="float">
            <text:p>89.145</text:p>
          </table:table-cell>
          <table:table-cell office:value-type="float" office:value="45.7691357" calcext:value-type="float">
            <text:p>45.7691357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0.049107" calcext:value-type="float">
            <text:p>0.049107</text:p>
          </table:table-cell>
          <table:table-cell table:number-columns-repeated="1019"/>
        </table:table-row>
        <table:table-row table:style-name="ro2">
          <table:table-cell office:value-type="float" office:value="138.789" calcext:value-type="float">
            <text:p>138.789</text:p>
          </table:table-cell>
          <table:table-cell office:value-type="float" office:value="89.145" calcext:value-type="float">
            <text:p>89.145</text:p>
          </table:table-cell>
          <table:table-cell office:value-type="float" office:value="45.7691357" calcext:value-type="float">
            <text:p>45.7691357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0.049107" calcext:value-type="float">
            <text:p>0.04910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平均成交量(10天)</text:p>
          </table:table-cell>
          <table:table-cell table:style-name="ce3" office:value-type="string" calcext:value-type="string">
            <text:p>平均成交量(30天)</text:p>
          </table:table-cell>
          <table:table-cell table:style-name="ce3" office:value-type="string" calcext:value-type="string">
            <text:p>平均成交量(60天)</text:p>
          </table:table-cell>
          <table:table-cell table:style-name="ce3" office:value-type="string" calcext:value-type="string">
            <text:p>平均成交量(90天)</text:p>
          </table:table-cell>
          <table:table-cell office:value-type="string" calcext:value-type="string">
            <text:p>动量震荡指标(AO)</text:p>
          </table:table-cell>
          <table:table-cell office:value-type="string" calcext:value-type="string">
            <text:p>基本每股收益(FY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verage Volume (10 day)</text:p>
          </table:table-cell>
          <table:table-cell office:value-type="string" calcext:value-type="string">
            <text:p>Average Volume (30 day)</text:p>
          </table:table-cell>
          <table:table-cell office:value-type="string" calcext:value-type="string">
            <text:p>Average Volume (60 day)</text:p>
          </table:table-cell>
          <table:table-cell office:value-type="string" calcext:value-type="string">
            <text:p>Average Volume (90 day)</text:p>
          </table:table-cell>
          <table:table-cell office:value-type="string" calcext:value-type="string">
            <text:p>Awesome Oscillator</text:p>
          </table:table-cell>
          <table:table-cell office:value-type="string" calcext:value-type="string">
            <text:p>Basic EPS (FY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6176071.2" calcext:value-type="float">
            <text:p>116176071.2</text:p>
          </table:table-cell>
          <table:table-cell office:value-type="float" office:value="102725630" calcext:value-type="float">
            <text:p>102725630</text:p>
          </table:table-cell>
          <table:table-cell office:value-type="float" office:value="113556845.633333" calcext:value-type="float">
            <text:p>113556845.633333</text:p>
          </table:table-cell>
          <table:table-cell office:value-type="float" office:value="135246459.355556" calcext:value-type="float">
            <text:p>135246459.355556</text:p>
          </table:table-cell>
          <table:table-cell office:value-type="float" office:value="10.56000471" calcext:value-type="float">
            <text:p>10.56000471</text:p>
          </table:table-cell>
          <table:table-cell office:value-type="float" office:value="3.3086" calcext:value-type="float">
            <text:p>3.308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6176071.2" calcext:value-type="float">
            <text:p>116176071.2</text:p>
          </table:table-cell>
          <table:table-cell office:value-type="float" office:value="102725630" calcext:value-type="float">
            <text:p>102725630</text:p>
          </table:table-cell>
          <table:table-cell office:value-type="float" office:value="113556845.633333" calcext:value-type="float">
            <text:p>113556845.633333</text:p>
          </table:table-cell>
          <table:table-cell office:value-type="float" office:value="135246459.355556" calcext:value-type="float">
            <text:p>135246459.355556</text:p>
          </table:table-cell>
          <table:table-cell office:value-type="float" office:value="10.56000471" calcext:value-type="float">
            <text:p>10.56000471</text:p>
          </table:table-cell>
          <table:table-cell office:value-type="float" office:value="3.3086" calcext:value-type="float">
            <text:p>3.308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6">
          <table:table-cell office:value-type="string" calcext:value-type="string">
            <text:p>基本每股收益(TTM)</text:p>
          </table:table-cell>
          <table:table-cell office:value-type="string" calcext:value-type="string">
            <text:p>布林带下轨(20)</text:p>
          </table:table-cell>
          <table:table-cell office:value-type="string" calcext:value-type="string">
            <text:p>布林带上轨(20)</text:p>
          </table:table-cell>
          <table:table-cell office:value-type="string" calcext:value-type="string">
            <text:p>牛熊力量(BBP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c EPS (TTM)</text:p>
          </table:table-cell>
          <table:table-cell office:value-type="string" calcext:value-type="string">
            <text:p>Bollinger Lower Band (20)</text:p>
          </table:table-cell>
          <table:table-cell office:value-type="string" calcext:value-type="string">
            <text:p>Bollinger Upper Band (20)</text:p>
          </table:table-cell>
          <table:table-cell office:value-type="string" calcext:value-type="string">
            <text:p>Bull Bear Power</text:p>
          </table:table-cell>
          <table:table-cell table:number-columns-repeated="1020"/>
        </table:table-row>
        <table:table-row table:style-name="ro2">
          <table:table-cell office:value-type="float" office:value="3.2994" calcext:value-type="float">
            <text:p>3.2994</text:p>
          </table:table-cell>
          <table:table-cell office:value-type="float" office:value="118.35848468" calcext:value-type="float">
            <text:p>118.35848468</text:p>
          </table:table-cell>
          <table:table-cell office:value-type="float" office:value="137.10001532" calcext:value-type="float">
            <text:p>137.10001532</text:p>
          </table:table-cell>
          <table:table-cell office:value-type="float" office:value="5.3710476" calcext:value-type="float">
            <text:p>5.3710476</text:p>
          </table:table-cell>
          <table:table-cell table:number-columns-repeated="1020"/>
        </table:table-row>
        <table:table-row table:style-name="ro2">
          <table:table-cell office:value-type="float" office:value="3.2994" calcext:value-type="float">
            <text:p>3.2994</text:p>
          </table:table-cell>
          <table:table-cell office:value-type="float" office:value="118.35848468" calcext:value-type="float">
            <text:p>118.35848468</text:p>
          </table:table-cell>
          <table:table-cell office:value-type="float" office:value="137.10001532" calcext:value-type="float">
            <text:p>137.10001532</text:p>
          </table:table-cell>
          <table:table-cell office:value-type="float" office:value="5.3710476" calcext:value-type="float">
            <text:p>5.371047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蔡金资金流量 CMF(20)</text:p>
          </table:table-cell>
          <table:table-cell office:value-type="string" calcext:value-type="string">
            <text:p>涨跌</text:p>
          </table:table-cell>
          <table:table-cell office:value-type="string" calcext:value-type="string">
            <text:p>涨跌幅 %</text:p>
          </table:table-cell>
          <table:table-cell office:value-type="string" calcext:value-type="string">
            <text:p>涨跌15分钟 </text:p>
          </table:table-cell>
          <table:table-cell office:value-type="string" calcext:value-type="string">
            <text:p>涨跌1小时 </text:p>
          </table:table-cell>
          <table:table-cell office:value-type="string" calcext:value-type="string">
            <text:p>涨跌1m 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Chaikin Money Flow (20)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 %</text:p>
          </table:table-cell>
          <table:table-cell office:value-type="string" calcext:value-type="string">
            <text:p>Change 15m</text:p>
          </table:table-cell>
          <table:table-cell office:value-type="string" calcext:value-type="string">
            <text:p>Change 1h</text:p>
          </table:table-cell>
          <table:table-cell office:value-type="string" calcext:value-type="string">
            <text:p>Change 1m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-0.00262332" calcext:value-type="float">
            <text:p>-0.0026233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77026623" calcext:value-type="float">
            <text:p>-0.770266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" calcext:value-type="float">
            <text:p>-0.28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-0.00262332" calcext:value-type="float">
            <text:p>-0.0026233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77026623" calcext:value-type="float">
            <text:p>-0.770266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" calcext:value-type="float">
            <text:p>-0.28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涨跌4小时 </text:p>
          </table:table-cell>
          <table:table-cell office:value-type="string" calcext:value-type="string">
            <text:p>涨跌幅4小时, %</text:p>
          </table:table-cell>
          <table:table-cell office:value-type="string" calcext:value-type="string">
            <text:p>涨跌5分钟 </text:p>
          </table:table-cell>
          <table:table-cell office:value-type="string" calcext:value-type="string">
            <text:p>从开始涨跌</text:p>
          </table:table-cell>
          <table:table-cell office:value-type="string" calcext:value-type="string">
            <text:p>从开盘价涨跌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ge 4h</text:p>
          </table:table-cell>
          <table:table-cell office:value-type="string" calcext:value-type="string">
            <text:p>Change 4h, %</text:p>
          </table:table-cell>
          <table:table-cell office:value-type="string" calcext:value-type="string">
            <text:p>Change 5m</text:p>
          </table:table-cell>
          <table:table-cell office:value-type="string" calcext:value-type="string">
            <text:p>Change from Open</text:p>
          </table:table-cell>
          <table:table-cell office:value-type="string" calcext:value-type="string">
            <text:p>Change from Open %</text:p>
          </table:table-cell>
          <table:table-cell table:number-columns-repeated="1019"/>
        </table:table-row>
        <table:table-row table:style-name="ro2">
          <table:table-cell office:value-type="float" office:value="0.0192" calcext:value-type="float">
            <text:p>0.0192</text:p>
          </table:table-cell>
          <table:table-cell office:value-type="float" office:value="0.01448392" calcext:value-type="float">
            <text:p>0.0144839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39" calcext:value-type="float">
            <text:p>-1.39</text:p>
          </table:table-cell>
          <table:table-cell office:value-type="float" office:value="-1.03669451" calcext:value-type="float">
            <text:p>-1.03669451</text:p>
          </table:table-cell>
          <table:table-cell table:number-columns-repeated="1019"/>
        </table:table-row>
        <table:table-row table:style-name="ro2">
          <table:table-cell office:value-type="float" office:value="0.0192" calcext:value-type="float">
            <text:p>0.0192</text:p>
          </table:table-cell>
          <table:table-cell office:value-type="float" office:value="0.01448392" calcext:value-type="float">
            <text:p>0.0144839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39" calcext:value-type="float">
            <text:p>-1.39</text:p>
          </table:table-cell>
          <table:table-cell office:value-type="float" office:value="-1.03669451" calcext:value-type="float">
            <text:p>-1.0366945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CCI指标(20）</text:p>
          </table:table-cell>
          <table:table-cell office:value-type="string" calcext:value-type="string">
            <text:p>国家/地区</text:p>
          </table:table-cell>
          <table:table-cell office:value-type="string" calcext:value-type="string">
            <text:p>流动比率(MRQ)</text:p>
          </table:table-cell>
          <table:table-cell office:value-type="string" calcext:value-type="string">
            <text:p>债务股本比(MRQ)</text:p>
          </table:table-cell>
          <table:table-cell office:value-type="string" calcext:value-type="string">
            <text:p>已付股利(FY)</text:p>
          </table:table-cell>
          <table:table-cell office:value-type="string" calcext:value-type="string">
            <text:p>每股股利(FY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Commodity Channel Index (20)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urrent Ratio (MRQ)</text:p>
          </table:table-cell>
          <table:table-cell office:value-type="string" calcext:value-type="string">
            <text:p>Debt to Equity Ratio (MRQ)</text:p>
          </table:table-cell>
          <table:table-cell office:value-type="string" calcext:value-type="string">
            <text:p>Dividends Paid (FY)</text:p>
          </table:table-cell>
          <table:table-cell office:value-type="string" calcext:value-type="string">
            <text:p>Dividends per Share (FY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1.90465577" calcext:value-type="float">
            <text:p>81.90465577</text:p>
          </table:table-cell>
          <table:table-cell office:value-type="string" calcext:value-type="string">
            <text:p>United States</text:p>
          </table:table-cell>
          <table:table-cell office:value-type="float" office:value="1.36360445" calcext:value-type="float">
            <text:p>1.36360445</text:p>
          </table:table-cell>
          <table:table-cell office:value-type="float" office:value="1.87143972" calcext:value-type="float">
            <text:p>1.87143972</text:p>
          </table:table-cell>
          <table:table-cell office:value-type="float" office:value="-14081000000" calcext:value-type="float">
            <text:p>-14081000000</text:p>
          </table:table-cell>
          <table:table-cell office:value-type="float" office:value="0.795" calcext:value-type="float">
            <text:p>0.795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1.90465577" calcext:value-type="float">
            <text:p>81.90465577</text:p>
          </table:table-cell>
          <table:table-cell office:value-type="string" calcext:value-type="string">
            <text:p>美国</text:p>
          </table:table-cell>
          <table:table-cell office:value-type="float" office:value="1.36360445" calcext:value-type="float">
            <text:p>1.36360445</text:p>
          </table:table-cell>
          <table:table-cell office:value-type="float" office:value="1.87143972" calcext:value-type="float">
            <text:p>1.87143972</text:p>
          </table:table-cell>
          <table:table-cell office:value-type="float" office:value="-14081000000" calcext:value-type="float">
            <text:p>-14081000000</text:p>
          </table:table-cell>
          <table:table-cell office:value-type="float" office:value="0.795" calcext:value-type="float">
            <text:p>0.795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股息率(FY)</text:p>
          </table:table-cell>
          <table:table-cell office:value-type="string" calcext:value-type="string">
            <text:p>每股股息(MRQ)</text:p>
          </table:table-cell>
          <table:table-cell office:value-type="string" calcext:value-type="string">
            <text:p>唐奇安通道(20)下轨</text:p>
          </table:table-cell>
          <table:table-cell office:value-type="string" calcext:value-type="string">
            <text:p>唐奇安通道(20)上轨</text:p>
          </table:table-cell>
          <table:table-cell office:value-type="string" calcext:value-type="string">
            <text:p>EBITDA (TTM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vidends Yield (FY)</text:p>
          </table:table-cell>
          <table:table-cell office:value-type="string" calcext:value-type="string">
            <text:p>Dividends per Share (MRQ)</text:p>
          </table:table-cell>
          <table:table-cell office:value-type="string" calcext:value-type="string">
            <text:p>Donchian Channels Lower Band (20)</text:p>
          </table:table-cell>
          <table:table-cell office:value-type="string" calcext:value-type="string">
            <text:p>Donchian Channels Upper Band (20)</text:p>
          </table:table-cell>
          <table:table-cell office:value-type="string" calcext:value-type="string">
            <text:p>EBITDA (TTM)</text:p>
          </table:table-cell>
          <table:table-cell table:number-columns-repeated="1019"/>
        </table:table-row>
        <table:table-row table:style-name="ro2">
          <table:table-cell office:value-type="float" office:value="0.61322165" calcext:value-type="float">
            <text:p>0.61322165</text:p>
          </table:table-cell>
          <table:table-cell office:value-type="float" office:value="0.205" calcext:value-type="float">
            <text:p>0.20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76395000000" calcext:value-type="float">
            <text:p>76395000000</text:p>
          </table:table-cell>
          <table:table-cell table:number-columns-repeated="1019"/>
        </table:table-row>
        <table:table-row table:style-name="ro2">
          <table:table-cell office:value-type="float" office:value="0.61322165" calcext:value-type="float">
            <text:p>0.61322165</text:p>
          </table:table-cell>
          <table:table-cell office:value-type="float" office:value="0.205" calcext:value-type="float">
            <text:p>0.20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76395000000" calcext:value-type="float">
            <text:p>76395000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摊薄每股收益(FY)</text:p>
          </table:table-cell>
          <table:table-cell office:value-type="string" calcext:value-type="string">
            <text:p>摊薄每股收益(MRQ)</text:p>
          </table:table-cell>
          <table:table-cell office:value-type="string" calcext:value-type="string">
            <text:p>摊薄每股收益(TTM)</text:p>
          </table:table-cell>
          <table:table-cell office:value-type="string" calcext:value-type="string">
            <text:p>每股收益预期(FQ)</text:p>
          </table:table-cell>
          <table:table-cell office:value-type="string" calcext:value-type="string">
            <text:p>指数移动平均线(10)</text:p>
          </table:table-cell>
          <table:table-cell office:value-type="string" calcext:value-type="string">
            <text:p>指数移动平均线(100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EPS Diluted (FY)</text:p>
          </table:table-cell>
          <table:table-cell office:value-type="string" calcext:value-type="string">
            <text:p>EPS Diluted (MRQ)</text:p>
          </table:table-cell>
          <table:table-cell office:value-type="string" calcext:value-type="string">
            <text:p>EPS Diluted (TTM)</text:p>
          </table:table-cell>
          <table:table-cell office:value-type="string" calcext:value-type="string">
            <text:p>EPS Forecast (FQ)</text:p>
          </table:table-cell>
          <table:table-cell office:value-type="string" calcext:value-type="string">
            <text:p>Exponential Moving Average (10)</text:p>
          </table:table-cell>
          <table:table-cell office:value-type="string" calcext:value-type="string">
            <text:p>Exponential Moving Average (100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.2754" calcext:value-type="float">
            <text:p>3.2754</text:p>
          </table:table-cell>
          <table:table-cell office:value-type="float" office:value="0.7344" calcext:value-type="float">
            <text:p>0.7344</text:p>
          </table:table-cell>
          <table:table-cell office:value-type="float" office:value="3.2668" calcext:value-type="float">
            <text:p>3.2668</text:p>
          </table:table-cell>
          <table:table-cell office:value-type="float" office:value="1.390479" calcext:value-type="float">
            <text:p>1.390479</text:p>
          </table:table-cell>
          <table:table-cell office:value-type="float" office:value="131.56560577" calcext:value-type="float">
            <text:p>131.56560577</text:p>
          </table:table-cell>
          <table:table-cell office:value-type="float" office:value="116.57083143" calcext:value-type="float">
            <text:p>116.57083143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.2754" calcext:value-type="float">
            <text:p>3.2754</text:p>
          </table:table-cell>
          <table:table-cell office:value-type="float" office:value="0.7344" calcext:value-type="float">
            <text:p>0.7344</text:p>
          </table:table-cell>
          <table:table-cell office:value-type="float" office:value="3.2668" calcext:value-type="float">
            <text:p>3.2668</text:p>
          </table:table-cell>
          <table:table-cell office:value-type="float" office:value="1.390479" calcext:value-type="float">
            <text:p>1.390479</text:p>
          </table:table-cell>
          <table:table-cell office:value-type="float" office:value="131.56560577" calcext:value-type="float">
            <text:p>131.56560577</text:p>
          </table:table-cell>
          <table:table-cell office:value-type="float" office:value="116.57083143" calcext:value-type="float">
            <text:p>116.57083143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6">
          <table:table-cell office:value-type="string" calcext:value-type="string">
            <text:p>指数移动平均线(20)</text:p>
          </table:table-cell>
          <table:table-cell office:value-type="string" calcext:value-type="string">
            <text:p>指数移动平均线(200)</text:p>
          </table:table-cell>
          <table:table-cell office:value-type="string" calcext:value-type="string">
            <text:p>指数移动平均线(30)</text:p>
          </table:table-cell>
          <table:table-cell office:value-type="string" calcext:value-type="string">
            <text:p>指数移动平均线(5)</text:p>
          </table:table-cell>
          <table:table-cell office:value-type="string" calcext:value-type="string">
            <text:p>指数移动平均线(5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Moving Average (20)</text:p>
          </table:table-cell>
          <table:table-cell office:value-type="string" calcext:value-type="string">
            <text:p>Exponential Moving Average (200)</text:p>
          </table:table-cell>
          <table:table-cell office:value-type="string" calcext:value-type="string">
            <text:p>Exponential Moving Average (30)</text:p>
          </table:table-cell>
          <table:table-cell office:value-type="string" calcext:value-type="string">
            <text:p>Exponential Moving Average (5)</text:p>
          </table:table-cell>
          <table:table-cell office:value-type="string" calcext:value-type="string">
            <text:p>Exponential Moving Average (50)</text:p>
          </table:table-cell>
          <table:table-cell table:number-columns-repeated="1019"/>
        </table:table-row>
        <table:table-row table:style-name="ro2">
          <table:table-cell office:value-type="float" office:value="128.46088119" calcext:value-type="float">
            <text:p>128.46088119</text:p>
          </table:table-cell>
          <table:table-cell office:value-type="float" office:value="104.59106891" calcext:value-type="float">
            <text:p>104.59106891</text:p>
          </table:table-cell>
          <table:table-cell office:value-type="float" office:value="126.20817579" calcext:value-type="float">
            <text:p>126.20817579</text:p>
          </table:table-cell>
          <table:table-cell office:value-type="float" office:value="133.16352799" calcext:value-type="float">
            <text:p>133.16352799</text:p>
          </table:table-cell>
          <table:table-cell office:value-type="float" office:value="123.08457691" calcext:value-type="float">
            <text:p>123.08457691</text:p>
          </table:table-cell>
          <table:table-cell table:number-columns-repeated="1019"/>
        </table:table-row>
        <table:table-row table:style-name="ro2">
          <table:table-cell office:value-type="float" office:value="128.46088119" calcext:value-type="float">
            <text:p>128.46088119</text:p>
          </table:table-cell>
          <table:table-cell office:value-type="float" office:value="104.59106891" calcext:value-type="float">
            <text:p>104.59106891</text:p>
          </table:table-cell>
          <table:table-cell office:value-type="float" office:value="126.20817579" calcext:value-type="float">
            <text:p>126.20817579</text:p>
          </table:table-cell>
          <table:table-cell office:value-type="float" office:value="133.16352799" calcext:value-type="float">
            <text:p>133.16352799</text:p>
          </table:table-cell>
          <table:table-cell office:value-type="float" office:value="123.08457691" calcext:value-type="float">
            <text:p>123.084576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跳空 %</text:p>
          </table:table-cell>
          <table:table-cell office:value-type="string" calcext:value-type="string">
            <text:p>商誉</text:p>
          </table:table-cell>
          <table:table-cell office:value-type="string" calcext:value-type="string">
            <text:p>毛利润(FY)</text:p>
          </table:table-cell>
          <table:table-cell office:value-type="string" calcext:value-type="string">
            <text:p>毛利润(MRQ)</text:p>
          </table:table-cell>
          <table:table-cell office:value-type="string" calcext:value-type="string">
            <text:p>最高价</text:p>
          </table:table-cell>
          <table:table-cell office:value-type="string" calcext:value-type="string">
            <text:p>船体移动平均线 Hull MA (9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string" calcext:value-type="string">
            <text:p>Gap %</text:p>
          </table:table-cell>
          <table:table-cell office:value-type="string" calcext:value-type="string">
            <text:p>Goodwill</text:p>
          </table:table-cell>
          <table:table-cell office:value-type="string" calcext:value-type="string">
            <text:p>Gross Profit (FY)</text:p>
          </table:table-cell>
          <table:table-cell office:value-type="string" calcext:value-type="string">
            <text:p>Gross Profit (MRQ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ull Moving Average (9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0.26921926" calcext:value-type="float">
            <text:p>0.26921926</text:p>
          </table:table-cell>
          <table:table-cell office:value-type="float" office:value="0" calcext:value-type="float">
            <text:p>0</text:p>
          </table:table-cell>
          <table:table-cell office:value-type="float" office:value="104007000000" calcext:value-type="float">
            <text:p>104007000000</text:p>
          </table:table-cell>
          <table:table-cell office:value-type="float" office:value="24594000000" calcext:value-type="float">
            <text:p>24594000000</text:p>
          </table:table-cell>
          <table:table-cell office:value-type="float" office:value="134.74" calcext:value-type="float">
            <text:p>134.74</text:p>
          </table:table-cell>
          <table:table-cell office:value-type="float" office:value="135.39285185" calcext:value-type="float">
            <text:p>135.3928518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0.26921926" calcext:value-type="float">
            <text:p>0.26921926</text:p>
          </table:table-cell>
          <table:table-cell office:value-type="float" office:value="0" calcext:value-type="float">
            <text:p>0</text:p>
          </table:table-cell>
          <table:table-cell office:value-type="float" office:value="104007000000" calcext:value-type="float">
            <text:p>104007000000</text:p>
          </table:table-cell>
          <table:table-cell office:value-type="float" office:value="24594000000" calcext:value-type="float">
            <text:p>24594000000</text:p>
          </table:table-cell>
          <table:table-cell office:value-type="float" office:value="134.74" calcext:value-type="float">
            <text:p>134.74</text:p>
          </table:table-cell>
          <table:table-cell office:value-type="float" office:value="135.39285185" calcext:value-type="float">
            <text:p>135.3928518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6">
          <table:table-cell office:value-type="string" calcext:value-type="string">
            <text:p>一目均衡表基准线 (9, 26, 52, 26)</text:p>
          </table:table-cell>
          <table:table-cell office:value-type="string" calcext:value-type="string">
            <text:p>一目均衡表转换线 (9, 26, 52, 26)</text:p>
          </table:table-cell>
          <table:table-cell office:value-type="string" calcext:value-type="string">
            <text:p>Ichimoku Lead 1 (9, 26, 52, 26)</text:p>
          </table:table-cell>
          <table:table-cell office:value-type="string" calcext:value-type="string">
            <text:p>Ichimoku Lead 2 (9, 26, 52, 26)</text:p>
          </table:table-cell>
          <table:table-cell office:value-type="string" calcext:value-type="string">
            <text:p>肯特纳通道下轨(20)</text:p>
          </table:table-cell>
          <table:table-cell office:value-type="string" calcext:value-type="string">
            <text:p>肯特纳通道上轨(20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himoku Cloud Base Line (9, 26, 52, 26)</text:p>
          </table:table-cell>
          <table:table-cell office:value-type="string" calcext:value-type="string">
            <text:p>Ichimoku Cloud Conversion Line (9, 26, 52, 26)</text:p>
          </table:table-cell>
          <table:table-cell office:value-type="string" calcext:value-type="string">
            <text:p>Ichimoku Lead 1 (9, 26, 52, 26)</text:p>
          </table:table-cell>
          <table:table-cell office:value-type="string" calcext:value-type="string">
            <text:p>Ichimoku Lead 2 (9, 26, 52, 26)</text:p>
          </table:table-cell>
          <table:table-cell office:value-type="string" calcext:value-type="string">
            <text:p>Keltner Channels Lower Band (20)</text:p>
          </table:table-cell>
          <table:table-cell office:value-type="string" calcext:value-type="string">
            <text:p>Keltner Channels Upper Band (20)</text:p>
          </table:table-cell>
          <table:table-cell table:number-columns-repeated="1018"/>
        </table:table-row>
        <table:table-row table:style-name="ro2">
          <table:table-cell office:value-type="float" office:value="125.6895" calcext:value-type="float">
            <text:p>125.6895</text:p>
          </table:table-cell>
          <table:table-cell office:value-type="float" office:value="131.119" calcext:value-type="float">
            <text:p>131.119</text:p>
          </table:table-cell>
          <table:table-cell office:value-type="float" office:value="115.7225" calcext:value-type="float">
            <text:p>115.7225</text:p>
          </table:table-cell>
          <table:table-cell office:value-type="float" office:value="114.245" calcext:value-type="float">
            <text:p>114.245</text:p>
          </table:table-cell>
          <table:table-cell office:value-type="float" office:value="125.1150987" calcext:value-type="float">
            <text:p>125.1150987</text:p>
          </table:table-cell>
          <table:table-cell office:value-type="float" office:value="131.80666369" calcext:value-type="float">
            <text:p>131.80666369</text:p>
          </table:table-cell>
          <table:table-cell table:number-columns-repeated="1018"/>
        </table:table-row>
        <table:table-row table:style-name="ro2">
          <table:table-cell office:value-type="float" office:value="125.6895" calcext:value-type="float">
            <text:p>125.6895</text:p>
          </table:table-cell>
          <table:table-cell office:value-type="float" office:value="131.119" calcext:value-type="float">
            <text:p>131.119</text:p>
          </table:table-cell>
          <table:table-cell office:value-type="float" office:value="115.7225" calcext:value-type="float">
            <text:p>115.7225</text:p>
          </table:table-cell>
          <table:table-cell office:value-type="float" office:value="114.245" calcext:value-type="float">
            <text:p>114.245</text:p>
          </table:table-cell>
          <table:table-cell office:value-type="float" office:value="125.1150987" calcext:value-type="float">
            <text:p>125.1150987</text:p>
          </table:table-cell>
          <table:table-cell office:value-type="float" office:value="131.80666369" calcext:value-type="float">
            <text:p>131.80666369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去年收入(FY)</text:p>
          </table:table-cell>
          <table:table-cell office:value-type="string" calcext:value-type="string">
            <text:p>最低价</text:p>
          </table:table-cell>
          <table:table-cell office:value-type="string" calcext:value-type="string">
            <text:p>MACD Level (12, 26)</text:p>
          </table:table-cell>
          <table:table-cell office:value-type="string" calcext:value-type="string">
            <text:p>MACD Signal (12, 26)</text:p>
          </table:table-cell>
          <table:table-cell office:value-type="string" calcext:value-type="string">
            <text:p>动量指标(10)</text:p>
          </table:table-cell>
          <table:table-cell office:value-type="string" calcext:value-type="string">
            <text:p>资金流量 MF(14)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Last Year Revenue (F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ACD Level (12, 26)</text:p>
          </table:table-cell>
          <table:table-cell office:value-type="string" calcext:value-type="string">
            <text:p>MACD Signal (12, 26)</text:p>
          </table:table-cell>
          <table:table-cell office:value-type="string" calcext:value-type="string">
            <text:p>Momentum (10)</text:p>
          </table:table-cell>
          <table:table-cell office:value-type="string" calcext:value-type="string">
            <text:p>Money Flow (14)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74150000000" calcext:value-type="float">
            <text:p>274150000000</text:p>
          </table:table-cell>
          <table:table-cell office:value-type="float" office:value="131.72" calcext:value-type="float">
            <text:p>131.72</text:p>
          </table:table-cell>
          <table:table-cell office:value-type="float" office:value="3.85554652" calcext:value-type="float">
            <text:p>3.85554652</text:p>
          </table:table-cell>
          <table:table-cell office:value-type="float" office:value="3.3968852" calcext:value-type="float">
            <text:p>3.3968852</text:p>
          </table:table-cell>
          <table:table-cell office:value-type="float" office:value="4.88" calcext:value-type="float">
            <text:p>4.88</text:p>
          </table:table-cell>
          <table:table-cell office:value-type="float" office:value="57.0757103" calcext:value-type="float">
            <text:p>57.0757103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74150000000" calcext:value-type="float">
            <text:p>274150000000</text:p>
          </table:table-cell>
          <table:table-cell office:value-type="float" office:value="131.72" calcext:value-type="float">
            <text:p>131.72</text:p>
          </table:table-cell>
          <table:table-cell office:value-type="float" office:value="3.85554652" calcext:value-type="float">
            <text:p>3.85554652</text:p>
          </table:table-cell>
          <table:table-cell office:value-type="float" office:value="3.3968852" calcext:value-type="float">
            <text:p>3.3968852</text:p>
          </table:table-cell>
          <table:table-cell office:value-type="float" office:value="4.88" calcext:value-type="float">
            <text:p>4.88</text:p>
          </table:table-cell>
          <table:table-cell office:value-type="float" office:value="57.0757103" calcext:value-type="float">
            <text:p>57.0757103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string" calcext:value-type="string">
            <text:p>月表现</text:p>
          </table:table-cell>
          <table:table-cell office:value-type="string" calcext:value-type="string">
            <text:p>移动平均评级</text:p>
          </table:table-cell>
          <table:table-cell office:value-type="string" calcext:value-type="string">
            <text:p>反向方向性指数 NDI(14)</text:p>
          </table:table-cell>
          <table:table-cell office:value-type="string" calcext:value-type="string">
            <text:p>净债务(MRQ)</text:p>
          </table:table-cell>
          <table:table-cell office:value-type="string" calcext:value-type="string">
            <text:p>净收入(FY)</text:p>
          </table:table-cell>
          <table:table-cell office:value-type="string" calcext:value-type="string">
            <text:p>净利率(TTM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Monthly Performance</text:p>
          </table:table-cell>
          <table:table-cell office:value-type="string" calcext:value-type="string">
            <text:p>Moving Averages Rating</text:p>
          </table:table-cell>
          <table:table-cell office:value-type="string" calcext:value-type="string">
            <text:p>Negative Directional Indicator (14)</text:p>
          </table:table-cell>
          <table:table-cell office:value-type="string" calcext:value-type="string">
            <text:p>Net Debt (MRQ)</text:p>
          </table:table-cell>
          <table:table-cell office:value-type="string" calcext:value-type="string">
            <text:p>Net Income (FY)</text:p>
          </table:table-cell>
          <table:table-cell office:value-type="string" calcext:value-type="string">
            <text:p>Net Margin (TTM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.12418514" calcext:value-type="float">
            <text:p>8.12418514</text:p>
          </table:table-cell>
          <table:table-cell office:value-type="string" calcext:value-type="string">
            <text:p>Strong Buy</text:p>
          </table:table-cell>
          <table:table-cell office:value-type="float" office:value="18.00554715" calcext:value-type="float">
            <text:p>18.00554715</text:p>
          </table:table-cell>
          <table:table-cell office:value-type="float" office:value="31299000000" calcext:value-type="float">
            <text:p>31299000000</text:p>
          </table:table-cell>
          <table:table-cell office:value-type="float" office:value="57411000000" calcext:value-type="float">
            <text:p>57411000000</text:p>
          </table:table-cell>
          <table:table-cell office:value-type="float" office:value="20.94145541" calcext:value-type="float">
            <text:p>20.94145541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.12418514" calcext:value-type="float">
            <text:p>8.12418514</text:p>
          </table:table-cell>
          <table:table-cell office:value-type="string" calcext:value-type="string">
            <text:p>强烈买入</text:p>
          </table:table-cell>
          <table:table-cell office:value-type="float" office:value="18.00554715" calcext:value-type="float">
            <text:p>18.00554715</text:p>
          </table:table-cell>
          <table:table-cell office:value-type="float" office:value="31299000000" calcext:value-type="float">
            <text:p>31299000000</text:p>
          </table:table-cell>
          <table:table-cell office:value-type="float" office:value="57411000000" calcext:value-type="float">
            <text:p>57411000000</text:p>
          </table:table-cell>
          <table:table-cell office:value-type="float" office:value="20.94145541" calcext:value-type="float">
            <text:p>20.94145541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员工数量</text:p>
          </table:table-cell>
          <table:table-cell office:value-type="string" calcext:value-type="string">
            <text:p>开盘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 of Employees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2">
          <table:table-cell office:value-type="float" office:value="147000" calcext:value-type="float">
            <text:p>147000</text:p>
          </table:table-cell>
          <table:table-cell office:value-type="float" office:value="134.08" calcext:value-type="float">
            <text:p>134.08</text:p>
          </table:table-cell>
          <table:table-cell table:number-columns-repeated="1022"/>
        </table:table-row>
        <table:table-row table:style-name="ro2">
          <table:table-cell office:value-type="float" office:value="147000" calcext:value-type="float">
            <text:p>147000</text:p>
          </table:table-cell>
          <table:table-cell office:value-type="float" office:value="134.08" calcext:value-type="float">
            <text:p>134.0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股东数量</text:p>
          </table:table-cell>
          <table:table-cell office:value-type="string" calcext:value-type="string">
            <text:p>振荡指标评级</text:p>
          </table:table-cell>
          <table:table-cell office:value-type="string" calcext:value-type="string">
            <text:p>抛物线转向指标(PSAR)</text:p>
          </table:table-cell>
          <table:table-cell office:value-type="string" calcext:value-type="string">
            <text:p>形态</text:p>
          </table:table-cell>
          <table:table-cell office:value-type="string" calcext:value-type="string">
            <text:p>正向方向性指数 PDI(14)</text:p>
          </table:table-cell>
          <table:table-cell office:value-type="string" calcext:value-type="string">
            <text:p>盘后涨跌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Number of Shareholders</text:p>
          </table:table-cell>
          <table:table-cell office:value-type="string" calcext:value-type="string">
            <text:p>Oscillators Rating</text:p>
          </table:table-cell>
          <table:table-cell office:value-type="string" calcext:value-type="string">
            <text:p>Parabolic SA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ositive Directional Indicator (14)</text:p>
          </table:table-cell>
          <table:table-cell office:value-type="string" calcext:value-type="string">
            <text:p>Post-market Change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float" office:value="22797" calcext:value-type="float">
            <text:p>22797</text:p>
          </table:table-cell>
          <table:table-cell office:value-type="string" calcext:value-type="string">
            <text:p>Buy</text:p>
          </table:table-cell>
          <table:table-cell office:value-type="float" office:value="126.09356182" calcext:value-type="float">
            <text:p>126.09356182</text:p>
          </table:table-cell>
          <table:table-cell/>
          <table:table-cell office:value-type="float" office:value="34.0895551" calcext:value-type="float">
            <text:p>34.0895551</text:p>
          </table:table-cell>
          <table:table-cell office:value-type="float" office:value="0.02" calcext:value-type="float">
            <text:p>0.02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float" office:value="22797" calcext:value-type="float">
            <text:p>22797</text:p>
          </table:table-cell>
          <table:table-cell office:value-type="string" calcext:value-type="string">
            <text:p>买入</text:p>
          </table:table-cell>
          <table:table-cell office:value-type="float" office:value="126.09356182" calcext:value-type="float">
            <text:p>126.09356182</text:p>
          </table:table-cell>
          <table:table-cell/>
          <table:table-cell office:value-type="float" office:value="34.0895551" calcext:value-type="float">
            <text:p>34.0895551</text:p>
          </table:table-cell>
          <table:table-cell office:value-type="float" office:value="0.02" calcext:value-type="float">
            <text:p>0.02</text:p>
          </table:table-cell>
          <table:table-cell table:style-name="Default" table:number-columns-repeated="11"/>
          <table:table-cell table:number-columns-repeated="100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盘后时段</text:p>
          </table:table-cell>
          <table:table-cell office:value-type="string" calcext:value-type="string">
            <text:p>盘后高点</text:p>
          </table:table-cell>
          <table:table-cell office:value-type="string" calcext:value-type="string">
            <text:p>盘后低点</text:p>
          </table:table-cell>
          <table:table-cell office:value-type="string" calcext:value-type="string">
            <text:p>盘后开市</text:p>
          </table:table-cell>
          <table:table-cell office:value-type="string" calcext:value-type="string">
            <text:p>盘后成交量</text:p>
          </table:table-cell>
          <table:table-cell office:value-type="string" calcext:value-type="string">
            <text:p>盘前涨跌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Post-market Close</text:p>
          </table:table-cell>
          <table:table-cell office:value-type="string" calcext:value-type="string">
            <text:p>Post-market High</text:p>
          </table:table-cell>
          <table:table-cell office:value-type="string" calcext:value-type="string">
            <text:p>Post-market Low</text:p>
          </table:table-cell>
          <table:table-cell office:value-type="string" calcext:value-type="string">
            <text:p>Post-market Open</text:p>
          </table:table-cell>
          <table:table-cell office:value-type="string" calcext:value-type="string">
            <text:p>Post-market Volume</text:p>
          </table:table-cell>
          <table:table-cell office:value-type="string" calcext:value-type="string">
            <text:p>Pre-market Chang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2.71" calcext:value-type="float">
            <text:p>132.71</text:p>
          </table:table-cell>
          <table:table-cell office:value-type="float" office:value="132.99" calcext:value-type="float">
            <text:p>132.99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2.69" calcext:value-type="float">
            <text:p>132.69</text:p>
          </table:table-cell>
          <table:table-cell office:value-type="float" office:value="11343086" calcext:value-type="float">
            <text:p>11343086</text:p>
          </table:table-cell>
          <table:table-cell office:value-type="float" office:value="0.32" calcext:value-type="float">
            <text:p>0.3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2.71" calcext:value-type="float">
            <text:p>132.71</text:p>
          </table:table-cell>
          <table:table-cell office:value-type="float" office:value="132.99" calcext:value-type="float">
            <text:p>132.99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2.69" calcext:value-type="float">
            <text:p>132.69</text:p>
          </table:table-cell>
          <table:table-cell office:value-type="float" office:value="11343086" calcext:value-type="float">
            <text:p>11343086</text:p>
          </table:table-cell>
          <table:table-cell office:value-type="float" office:value="0.32" calcext:value-type="float">
            <text:p>0.3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盘前时段涨跌 %</text:p>
          </table:table-cell>
          <table:table-cell office:value-type="string" calcext:value-type="string">
            <text:p>盘前涨跌</text:p>
          </table:table-cell>
          <table:table-cell office:value-type="string" calcext:value-type="string">
            <text:p>盘前结束</text:p>
          </table:table-cell>
          <table:table-cell office:value-type="string" calcext:value-type="string">
            <text:p>盘前跳空%</text:p>
          </table:table-cell>
          <table:table-cell office:value-type="string" calcext:value-type="string">
            <text:p>盘前高点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e-market Change %</text:p>
          </table:table-cell>
          <table:table-cell office:value-type="string" calcext:value-type="string">
            <text:p>Pre-market Change from Open</text:p>
          </table:table-cell>
          <table:table-cell office:value-type="string" calcext:value-type="string">
            <text:p>Pre-market Close</text:p>
          </table:table-cell>
          <table:table-cell office:value-type="string" calcext:value-type="string">
            <text:p>Pre-market Gap %</text:p>
          </table:table-cell>
          <table:table-cell office:value-type="string" calcext:value-type="string">
            <text:p>Pre-market High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3930601" calcext:value-type="float">
            <text:p>0.23930601</text:p>
          </table:table-cell>
          <table:table-cell office:value-type="float" office:value="0.23" calcext:value-type="float">
            <text:p>0.23</text:p>
          </table:table-cell>
          <table:table-cell office:value-type="float" office:value="134.04" calcext:value-type="float">
            <text:p>134.04</text:p>
          </table:table-cell>
          <table:table-cell office:value-type="float" office:value="0.06730482" calcext:value-type="float">
            <text:p>0.06730482</text:p>
          </table:table-cell>
          <table:table-cell office:value-type="float" office:value="134.65" calcext:value-type="float">
            <text:p>134.6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3930601" calcext:value-type="float">
            <text:p>0.23930601</text:p>
          </table:table-cell>
          <table:table-cell office:value-type="float" office:value="0.23" calcext:value-type="float">
            <text:p>0.23</text:p>
          </table:table-cell>
          <table:table-cell office:value-type="float" office:value="134.04" calcext:value-type="float">
            <text:p>134.04</text:p>
          </table:table-cell>
          <table:table-cell office:value-type="float" office:value="0.06730482" calcext:value-type="float">
            <text:p>0.06730482</text:p>
          </table:table-cell>
          <table:table-cell office:value-type="float" office:value="134.65" calcext:value-type="float">
            <text:p>134.6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盘前低点</text:p>
          </table:table-cell>
          <table:table-cell office:value-type="string" calcext:value-type="string">
            <text:p>盘前开市</text:p>
          </table:table-cell>
          <table:table-cell office:value-type="string" calcext:value-type="string">
            <text:p>税前利润率(TTM)</text:p>
          </table:table-cell>
          <table:table-cell office:value-type="string" calcext:value-type="string">
            <text:p>盘前成交量</text:p>
          </table:table-cell>
          <table:table-cell office:value-type="string" calcext:value-type="string">
            <text:p>市净率(FY)</text:p>
          </table:table-cell>
          <table:table-cell office:value-type="string" calcext:value-type="string">
            <text:p>价格/自由现金流量(TTM)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Pre-market Low</text:p>
          </table:table-cell>
          <table:table-cell office:value-type="string" calcext:value-type="string">
            <text:p>Pre-market Open</text:p>
          </table:table-cell>
          <table:table-cell office:value-type="string" calcext:value-type="string">
            <text:p>Pretax Margin (TTM)</text:p>
          </table:table-cell>
          <table:table-cell office:value-type="string" calcext:value-type="string">
            <text:p>Pre-market Volume</text:p>
          </table:table-cell>
          <table:table-cell office:value-type="string" calcext:value-type="string">
            <text:p>Price to Book (FY)</text:p>
          </table:table-cell>
          <table:table-cell office:value-type="string" calcext:value-type="string">
            <text:p>Price to Free Cash Flow (TTM)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float" office:value="133.38" calcext:value-type="float">
            <text:p>133.38</text:p>
          </table:table-cell>
          <table:table-cell office:value-type="float" office:value="133.81" calcext:value-type="float">
            <text:p>133.81</text:p>
          </table:table-cell>
          <table:table-cell office:value-type="float" office:value="24.47236914" calcext:value-type="float">
            <text:p>24.47236914</text:p>
          </table:table-cell>
          <table:table-cell office:value-type="float" office:value="1017248" calcext:value-type="float">
            <text:p>1017248</text:p>
          </table:table-cell>
          <table:table-cell office:value-type="float" office:value="34.74392852" calcext:value-type="float">
            <text:p>34.74392852</text:p>
          </table:table-cell>
          <table:table-cell office:value-type="float" office:value="33.1973" calcext:value-type="float">
            <text:p>33.1973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float" office:value="133.38" calcext:value-type="float">
            <text:p>133.38</text:p>
          </table:table-cell>
          <table:table-cell office:value-type="float" office:value="133.81" calcext:value-type="float">
            <text:p>133.81</text:p>
          </table:table-cell>
          <table:table-cell office:value-type="float" office:value="24.47236914" calcext:value-type="float">
            <text:p>24.47236914</text:p>
          </table:table-cell>
          <table:table-cell office:value-type="float" office:value="1017248" calcext:value-type="float">
            <text:p>1017248</text:p>
          </table:table-cell>
          <table:table-cell office:value-type="float" office:value="34.74392852" calcext:value-type="float">
            <text:p>34.74392852</text:p>
          </table:table-cell>
          <table:table-cell office:value-type="float" office:value="33.1973" calcext:value-type="float">
            <text:p>33.1973</text:p>
          </table:table-cell>
          <table:table-cell table:style-name="Default" table:number-columns-repeated="10"/>
          <table:table-cell table:number-columns-repeated="1008"/>
        </table:table-row>
        <table:table-row table:style-name="ro2" table:number-rows-repeated="6">
          <table:table-cell table:number-columns-repeated="1024"/>
        </table:table-row>
        <table:table-row table:style-name="ro7">
          <table:table-cell table:number-columns-repeated="4"/>
          <table:table-cell office:value-type="string" calcext:value-type="string">
            <text:p>变化率（9）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市净率(MRQ)</text:p>
          </table:table-cell>
          <table:table-cell office:value-type="string" calcext:value-type="string">
            <text:p>市营率(TTM)</text:p>
          </table:table-cell>
          <table:table-cell office:value-type="string" calcext:value-type="string">
            <text:p>速动比率(MRQ)</text:p>
          </table:table-cell>
          <table:table-cell office:value-type="string" calcext:value-type="string">
            <text:p>最近收益日期</text:p>
          </table:table-cell>
          <table:table-cell office:value-type="string" calcext:value-type="string">
            <text:p>Rate Of Change (9)</text:p>
          </table:table-cell>
          <table:table-cell office:value-type="string" calcext:value-type="string">
            <text:p>RSI(14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rice to Book (MRQ)</text:p>
          </table:table-cell>
          <table:table-cell office:value-type="string" calcext:value-type="string">
            <text:p>Price to Revenue Ratio (TTM)</text:p>
          </table:table-cell>
          <table:table-cell office:value-type="string" calcext:value-type="string">
            <text:p>Quick Ratio (MRQ)</text:p>
          </table:table-cell>
          <table:table-cell office:value-type="string" calcext:value-type="string">
            <text:p>Recent Earnings Date</text:p>
          </table:table-cell>
          <table:table-cell office:value-type="string" calcext:value-type="string">
            <text:p>Rate Of Change (9)</text:p>
          </table:table-cell>
          <table:table-cell office:value-type="string" calcext:value-type="string">
            <text:p>Relative Strength Index (14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29.1733" calcext:value-type="float">
            <text:p>29.1733</text:p>
          </table:table-cell>
          <table:table-cell office:value-type="float" office:value="8.4170782" calcext:value-type="float">
            <text:p>8.4170782</text:p>
          </table:table-cell>
          <table:table-cell office:value-type="float" office:value="1.32507211" calcext:value-type="float">
            <text:p>1.32507211</text:p>
          </table:table-cell>
          <table:table-cell table:style-name="ce4" office:value-type="string" calcext:value-type="string">
            <text:p>2020-10-29</text:p>
          </table:table-cell>
          <table:table-cell office:value-type="float" office:value="3.1002331" calcext:value-type="float">
            <text:p>3.1002331</text:p>
          </table:table-cell>
          <table:table-cell office:value-type="float" office:value="62.73641401" calcext:value-type="float">
            <text:p>62.73641401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29.1733" calcext:value-type="float">
            <text:p>29.1733</text:p>
          </table:table-cell>
          <table:table-cell office:value-type="float" office:value="8.4170782" calcext:value-type="float">
            <text:p>8.4170782</text:p>
          </table:table-cell>
          <table:table-cell office:value-type="float" office:value="1.32507211" calcext:value-type="float">
            <text:p>1.32507211</text:p>
          </table:table-cell>
          <table:table-cell table:style-name="ce4" office:value-type="string" calcext:value-type="string">
            <text:p>2020-10-29</text:p>
          </table:table-cell>
          <table:table-cell office:value-type="float" office:value="3.1002331" calcext:value-type="float">
            <text:p>3.1002331</text:p>
          </table:table-cell>
          <table:table-cell office:value-type="float" office:value="62.73641401" calcext:value-type="float">
            <text:p>62.73641401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RSI(7)</text:p>
          </table:table-cell>
          <table:table-cell office:value-type="string" calcext:value-type="string">
            <text:p>投资资本回报率(TTM)</text:p>
          </table:table-cell>
          <table:table-cell office:value-type="string" calcext:value-type="string">
            <text:p>月低点</text:p>
          </table:table-cell>
          <table:table-cell office:value-type="string" calcext:value-type="string">
            <text:p>月高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ative Strength Index (7)</text:p>
          </table:table-cell>
          <table:table-cell office:value-type="string" calcext:value-type="string">
            <text:p>Return on Invested Capital (TTM)</text:p>
          </table:table-cell>
          <table:table-cell office:value-type="string" calcext:value-type="string">
            <text:p>1-Month Low</text:p>
          </table:table-cell>
          <table:table-cell office:value-type="string" calcext:value-type="string">
            <text:p>1-Month High</text:p>
          </table:table-cell>
          <table:table-cell table:number-columns-repeated="1020"/>
        </table:table-row>
        <table:table-row table:style-name="ro2">
          <table:table-cell office:value-type="float" office:value="59.92827918" calcext:value-type="float">
            <text:p>59.92827918</text:p>
          </table:table-cell>
          <table:table-cell office:value-type="float" office:value="32.37313319" calcext:value-type="float">
            <text:p>32.37313319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table:number-columns-repeated="1020"/>
        </table:table-row>
        <table:table-row table:style-name="ro2">
          <table:table-cell office:value-type="float" office:value="59.92827918" calcext:value-type="float">
            <text:p>59.92827918</text:p>
          </table:table-cell>
          <table:table-cell office:value-type="float" office:value="32.37313319" calcext:value-type="float">
            <text:p>32.37313319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table:number-columns-repeated="1020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2T07:35:05.643451086</dc:date>
    <meta:editing-duration>PT45M24S</meta:editing-duration>
    <meta:editing-cycles>34</meta:editing-cycles>
    <meta:generator>LibreOffice/6.0.7.3$Linux_X86_64 LibreOffice_project/00m0$Build-3</meta:generator>
    <meta:document-statistic meta:table-count="1" meta:cell-count="812" meta:object-count="0"/>
  </office:meta>
</office:document-meta>
</file>